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so Profesional de Git y Github</text:p>
      <text:p text:style-name="Standard">Luis Felipe Narvaez Gomez. E-mail: <text:a xlink:type="simple" xlink:href="mailto:ing.felipenarvaez017@gmail.com" text:style-name="Internet_20_link" text:visited-style-name="Visited_20_Internet_20_Link">ing.felipenarvaez017@gmail.com</text:a>.</text:p>
      <text:p text:style-name="Standard"/>
      <text:p text:style-name="Standard">*Apuntes*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Felipe Narvaez Gomez</meta:initial-creator>
    <meta:creation-date>2022-05-02T10:56:45.89</meta:creation-date>
    <dc:date>2022-05-02T11:23:29.19</dc:date>
    <dc:creator>Luis Felipe Narvaez Gomez</dc:creator>
    <meta:editing-duration>PT24M18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3" meta:word-count="13" meta:character-count="108"/>
  </office:meta>
</office:document-meta>
</file>